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3.0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your-projec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tle of your proj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e 17 Apr 2018 16:00:53 CES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Feed</text:p>
          </table:table-cell>
        </table:table-row>
        <table:table-row table:style-name="ro1">
          <table:table-cell table:style-name="Default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 SMD 20k 1% 0603</text:p>
          </table:table-cell>
          <table:table-cell/>
          <table:table-cell table:number-columns-repeated="6"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6:03:30.029891957</dc:date>
    <meta:editing-duration>PT25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